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20">
      <text:list-level-style-bullet text:level="1" text:style-name="WW_CharLFO2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Calibri" fo:font-size="11pt" style:font-size-asian="11pt"/>
    </style:style>
    <style:style style:name="P3" style:parent-style-name="Standard" style:family="paragraph">
      <style:paragraph-properties fo:text-align="center"/>
      <style:text-properties style:font-name="Calibri" fo:font-size="10pt" style:font-size-asian="10pt" style:font-size-complex="11pt"/>
    </style:style>
    <style:style style:name="P4" style:parent-style-name="Standard" style:family="paragraph">
      <style:paragraph-properties fo:border-top="none" fo:border-left="none" fo:border-bottom="0.0069in solid #00000A" fo:border-right="none" fo:padding-top="0in" fo:padding-left="0in" fo:padding-bottom="0.0138in" fo:padding-right="0in" style:shadow="none" fo:text-align="justify"/>
      <style:text-properties style:font-name="Calibri" fo:font-weight="bold" style:font-weight-asian="bold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7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8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9" style:parent-style-name="DefaultParagraphFont" style:family="text">
      <style:text-properties style:font-name="Calibri" fo:font-size="10pt" style:font-size-asian="10pt" style:font-size-complex="11pt"/>
    </style:style>
    <style:style style:name="T10" style:parent-style-name="DefaultParagraphFont" style:family="text">
      <style:text-properties style:font-name="Calibri" fo:font-size="10pt" style:font-size-asian="10pt" style:font-size-complex="11pt"/>
    </style:style>
    <style:style style:name="T11" style:parent-style-name="DefaultParagraphFont" style:family="text">
      <style:text-properties style:font-name="Calibri" fo:font-size="10pt" style:font-size-asian="10pt" style:font-size-complex="11pt"/>
    </style:style>
    <style:style style:name="T12" style:parent-style-name="DefaultParagraphFont" style:family="text">
      <style:text-properties style:font-name="Calibri" fo:font-size="10pt" style:font-size-asian="10pt" style:font-size-complex="11pt"/>
    </style:style>
    <style:style style:name="T13" style:parent-style-name="DefaultParagraphFont" style:family="text">
      <style:text-properties style:font-name="Calibri" fo:font-size="10pt" style:font-size-asian="10pt" style:font-size-complex="11pt"/>
    </style:style>
    <style:style style:name="T14" style:parent-style-name="DefaultParagraphFont" style:family="text">
      <style:text-properties style:font-name="Calibri" fo:font-size="10pt" style:font-size-asian="10pt" style:font-size-complex="11pt"/>
    </style:style>
    <style:style style:name="T15" style:parent-style-name="DefaultParagraphFont" style:family="text">
      <style:text-properties style:font-name="Calibri" fo:font-size="10pt" style:font-size-asian="10pt" style:font-size-complex="11pt"/>
    </style:style>
    <style:style style:name="T16" style:parent-style-name="DefaultParagraphFont" style:family="text">
      <style:text-properties style:font-name="Calibri" fo:font-size="10pt" style:font-size-asian="10pt" style:font-size-complex="11pt"/>
    </style:style>
    <style:style style:name="T17" style:parent-style-name="DefaultParagraphFont" style:family="text">
      <style:text-properties style:font-name="Calibri" fo:font-size="10pt" style:font-size-asian="10pt" style:font-size-complex="11pt"/>
    </style:style>
    <style:style style:name="T18" style:parent-style-name="DefaultParagraphFont" style:family="text">
      <style:text-properties style:font-name="Calibri" fo:font-size="10pt" style:font-size-asian="10pt" style:font-size-complex="11pt"/>
    </style:style>
    <style:style style:name="T19" style:parent-style-name="DefaultParagraphFont" style:family="text">
      <style:text-properties style:font-name="Calibri" fo:font-size="10pt" style:font-size-asian="10pt" style:font-size-complex="11pt"/>
    </style:style>
    <style:style style:name="T20" style:parent-style-name="DefaultParagraphFont" style:family="text">
      <style:text-properties style:font-name="Calibri" fo:font-size="10pt" style:font-size-asian="10pt" style:font-size-complex="11pt"/>
    </style:style>
    <style:style style:name="T21" style:parent-style-name="DefaultParagraphFont" style:family="text">
      <style:text-properties style:font-name="Calibri" fo:font-size="10pt" style:font-size-asian="10pt" style:font-size-complex="11pt"/>
    </style:style>
    <style:style style:name="T22" style:parent-style-name="DefaultParagraphFont" style:family="text">
      <style:text-properties style:font-name="Calibri" fo:font-size="10pt" style:font-size-asian="10pt" style:font-size-complex="11pt"/>
    </style:style>
    <style:style style:name="T23" style:parent-style-name="DefaultParagraphFont" style:family="text">
      <style:text-properties style:font-name="Calibri" fo:font-size="10pt" style:font-size-asian="10pt" style:font-size-complex="11pt"/>
    </style:style>
    <style:style style:name="T24" style:parent-style-name="DefaultParagraphFont" style:family="text">
      <style:text-properties style:font-name="Calibri" fo:font-size="10pt" style:font-size-asian="10pt" style:font-size-complex="11pt"/>
    </style:style>
    <style:style style:name="T25" style:parent-style-name="DefaultParagraphFont" style:family="text">
      <style:text-properties style:font-name="Calibri" fo:font-size="10pt" style:font-size-asian="10pt" style:font-size-complex="11pt"/>
    </style:style>
    <style:style style:name="T26" style:parent-style-name="DefaultParagraphFont" style:family="text">
      <style:text-properties style:font-name="Calibri" fo:font-size="10pt" style:font-size-asian="10pt" style:font-size-complex="11pt"/>
    </style:style>
    <style:style style:name="T27" style:parent-style-name="DefaultParagraphFont" style:family="text">
      <style:text-properties style:font-name="Calibri" fo:font-size="10pt" style:font-size-asian="10pt" style:font-size-complex="11pt"/>
    </style:style>
    <style:style style:name="T28" style:parent-style-name="DefaultParagraphFont" style:family="text">
      <style:text-properties style:font-name="Calibri" fo:font-size="10pt" style:font-size-asian="10pt" style:font-size-complex="11pt"/>
    </style:style>
    <style:style style:name="T29" style:parent-style-name="DefaultParagraphFont" style:family="text">
      <style:text-properties style:font-name="Calibri" fo:font-size="10pt" style:font-size-asian="10pt" style:font-size-complex="11pt"/>
    </style:style>
    <style:style style:name="P30" style:parent-style-name="Standard" style:family="paragraph">
      <style:paragraph-properties fo:text-align="justify"/>
    </style:style>
    <style:style style:name="T31" style:parent-style-name="DefaultParagraphFont" style:family="text">
      <style:text-properties style:font-name="Calibri" fo:font-size="10pt" style:font-size-asian="10pt" style:font-size-complex="11pt"/>
    </style:style>
    <style:style style:name="T32" style:parent-style-name="DefaultParagraphFont" style:family="text">
      <style:text-properties style:font-name="Calibri" fo:font-size="10pt" style:font-size-asian="10pt" style:font-size-complex="11pt"/>
    </style:style>
    <style:style style:name="T33" style:parent-style-name="DefaultParagraphFont" style:family="text">
      <style:text-properties style:font-name="Calibri" fo:font-size="10pt" style:font-size-asian="10pt" style:font-size-complex="11pt"/>
    </style:style>
    <style:style style:name="T34" style:parent-style-name="DefaultParagraphFont" style:family="text">
      <style:text-properties style:font-name="Calibri" fo:font-size="10pt" style:font-size-asian="10pt" style:font-size-complex="11pt"/>
    </style:style>
    <style:style style:name="T35" style:parent-style-name="DefaultParagraphFont" style:family="text">
      <style:text-properties style:font-name="Calibri" fo:font-size="10pt" style:font-size-asian="10pt" style:font-size-complex="11pt"/>
    </style:style>
    <style:style style:name="T36" style:parent-style-name="DefaultParagraphFont" style:family="text">
      <style:text-properties style:font-name="Calibri" fo:font-size="10pt" style:font-size-asian="10pt" style:font-size-complex="11pt"/>
    </style:style>
    <style:style style:name="T37" style:parent-style-name="DefaultParagraphFont" style:family="text">
      <style:text-properties style:font-name="Calibri" fo:font-size="10pt" style:font-size-asian="10pt" style:font-size-complex="11pt"/>
    </style:style>
    <style:style style:name="P38" style:parent-style-name="Standard" style:family="paragraph">
      <style:text-properties style:font-name="Calibri" fo:font-weight="bold" style:font-weight-asian="bold" fo:font-size="10pt" style:font-size-asian="10pt" style:font-size-complex="11pt"/>
    </style:style>
    <style:style style:name="P39" style:parent-style-name="Standard" style:family="paragraph">
      <style:paragraph-properties fo:border-top="none" fo:border-left="none" fo:border-bottom="0.0069in solid #00000A" fo:border-right="none" fo:padding-top="0in" fo:padding-left="0in" fo:padding-bottom="0.0138in" fo:padding-right="0in" style:shadow="none"/>
    </style:style>
    <style:style style:name="T40" style:parent-style-name="DefaultParagraphFont" style:family="text">
      <style:text-properties style:font-name="Calibri" fo:font-weight="bold" style:font-weight-asian="bold"/>
    </style:style>
    <style:style style:name="T41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42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43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44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45" style:parent-style-name="DefaultParagraphFont" style:family="text">
      <style:text-properties style:font-name="Calibri" fo:font-weight="bold" style:font-weight-asian="bold"/>
    </style:style>
    <style:style style:name="T46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47" style:parent-style-name="DefaultParagraphFont" style:family="text">
      <style:text-properties style:font-name="Calibri" fo:font-size="10pt" style:font-size-asian="10pt" style:font-size-complex="11pt"/>
    </style:style>
    <style:style style:name="P48" style:parent-style-name="Standard" style:list-style-name="LFO20" style:family="paragraph">
      <style:text-properties style:font-name="Calibri" fo:font-size="10pt" style:font-size-asian="10pt" style:font-size-complex="11pt"/>
    </style:style>
    <style:style style:name="P49" style:parent-style-name="Standard" style:list-style-name="LFO20" style:family="paragraph">
      <style:text-properties style:font-name="Calibri" fo:font-size="10pt" style:font-size-asian="10pt" style:font-size-complex="11pt"/>
    </style:style>
    <style:style style:name="P50" style:parent-style-name="Standard" style:list-style-name="LFO20" style:family="paragraph">
      <style:text-properties style:font-name="Calibri" fo:font-size="10pt" style:font-size-asian="10pt" style:font-size-complex="11pt"/>
    </style:style>
    <style:style style:name="P51" style:parent-style-name="Standard" style:list-style-name="LFO20" style:family="paragraph">
      <style:text-properties style:font-name="Calibri" fo:font-size="10pt" style:font-size-asian="10pt" style:font-size-complex="11pt"/>
    </style:style>
    <style:style style:name="P52" style:parent-style-name="Standard" style:list-style-name="LFO20" style:family="paragraph">
      <style:text-properties style:font-name="Calibri" fo:font-size="10pt" style:font-size-asian="10pt" style:font-size-complex="11pt"/>
    </style:style>
    <style:style style:name="P53" style:parent-style-name="Standard" style:list-style-name="LFO20" style:family="paragraph">
      <style:text-properties style:font-name="Calibri" fo:font-size="10pt" style:font-size-asian="10pt" style:font-size-complex="11pt"/>
    </style:style>
    <style:style style:name="P54" style:parent-style-name="Standard" style:list-style-name="LFO20" style:family="paragraph">
      <style:text-properties style:font-name="Calibri" fo:font-size="10pt" style:font-size-asian="10pt" style:font-size-complex="11pt"/>
    </style:style>
    <style:style style:name="P55" style:parent-style-name="Standard" style:family="paragraph">
      <style:text-properties style:font-name="Calibri" fo:font-size="10pt" style:font-size-asian="10pt" style:font-size-complex="11pt"/>
    </style:style>
    <style:style style:name="T56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57" style:parent-style-name="DefaultParagraphFont" style:family="text">
      <style:text-properties style:font-name="Calibri" fo:font-weight="bold" style:font-weight-asian="bold"/>
    </style:style>
    <style:style style:name="T58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59" style:parent-style-name="DefaultParagraphFont" style:family="text">
      <style:text-properties style:font-name="Calibri" fo:font-size="10pt" style:font-size-asian="10pt" style:font-size-complex="11pt"/>
    </style:style>
    <style:style style:name="P60" style:parent-style-name="ListParagraph" style:list-style-name="LFO21" style:family="paragraph">
      <style:text-properties style:font-name="Calibri" style:font-style-complex="italic" fo:font-size="10pt" style:font-size-asian="10pt" style:font-size-complex="11pt"/>
    </style:style>
    <style:style style:name="P61" style:parent-style-name="ListParagraph" style:list-style-name="LFO21" style:family="paragraph">
      <style:text-properties style:font-name="Calibri" style:font-style-complex="italic" fo:font-size="10pt" style:font-size-asian="10pt" style:font-size-complex="11pt"/>
    </style:style>
    <style:style style:name="P62" style:parent-style-name="Standard" style:family="paragraph">
      <style:text-properties style:font-name="Calibri" fo:font-weight="bold" style:font-weight-asian="bold" fo:font-size="10pt" style:font-size-asian="10pt" style:font-size-complex="11pt"/>
    </style:style>
    <style:style style:name="T63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64" style:parent-style-name="DefaultParagraphFont" style:family="text">
      <style:text-properties style:font-name="Calibri" fo:font-weight="bold" style:font-weight-asian="bold"/>
    </style:style>
    <style:style style:name="T65" style:parent-style-name="DefaultParagraphFont" style:family="text">
      <style:text-properties style:font-name="Calibri" fo:font-weight="bold" style:font-weight-asian="bold" style:font-weight-complex="bold"/>
    </style:style>
    <style:style style:name="T66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67" style:parent-style-name="DefaultParagraphFont" style:family="text">
      <style:text-properties style:font-name="Calibri" fo:font-size="10pt" style:font-size-asian="10pt" style:font-size-complex="11pt"/>
    </style:style>
    <style:style style:name="P68" style:parent-style-name="ListParagraph" style:family="paragraph">
      <style:text-properties style:font-name="Calibri" fo:font-weight="bold" style:font-weight-asian="bold" style:font-style-complex="italic" fo:font-size="10pt" style:font-size-asian="10pt" style:font-size-complex="11pt"/>
    </style:style>
    <style:style style:name="T69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70" style:parent-style-name="DefaultParagraphFont" style:family="text">
      <style:text-properties style:font-name="Calibri" fo:font-weight="bold" style:font-weight-asian="bold" style:font-style-complex="italic"/>
    </style:style>
    <style:style style:name="T71" style:parent-style-name="DefaultParagraphFont" style:family="text">
      <style:text-properties style:font-name="Calibri" fo:font-weight="bold" style:font-weight-asian="bold" style:font-weight-complex="bold" style:font-style-complex="italic"/>
    </style:style>
    <style:style style:name="T72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73" style:parent-style-name="DefaultParagraphFont" style:family="text">
      <style:text-properties style:font-name="Calibri" style:font-style-complex="italic" fo:font-size="10pt" style:font-size-asian="10pt" style:font-size-complex="11pt"/>
    </style:style>
    <style:style style:name="P74" style:parent-style-name="ListParagraph" style:list-style-name="LFO22" style:family="paragraph">
      <style:text-properties style:font-name="Calibri" fo:font-size="10pt" style:font-size-asian="10pt" style:font-size-complex="11pt"/>
    </style:style>
    <style:style style:name="P75" style:parent-style-name="ListParagraph" style:list-style-name="LFO22" style:family="paragraph">
      <style:text-properties style:font-name="Calibri" style:font-style-complex="italic" fo:font-size="10pt" style:font-size-asian="10pt" style:font-size-complex="11pt"/>
    </style:style>
    <style:style style:name="P76" style:parent-style-name="Standard" style:family="paragraph">
      <style:text-properties style:font-name="Calibri" fo:font-weight="bold" style:font-weight-asian="bold" fo:font-size="10pt" style:font-size-asian="10pt" style:font-size-complex="11pt"/>
    </style:style>
    <style:style style:name="T77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78" style:parent-style-name="DefaultParagraphFont" style:family="text">
      <style:text-properties style:font-name="Calibri" fo:font-weight="bold" style:font-weight-asian="bold"/>
    </style:style>
    <style:style style:name="T79" style:parent-style-name="DefaultParagraphFont" style:family="text">
      <style:text-properties style:font-name="Calibri" fo:font-weight="bold" style:font-weight-asian="bold" style:font-weight-complex="bold"/>
    </style:style>
    <style:style style:name="T80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81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82" style:parent-style-name="DefaultParagraphFont" style:family="text">
      <style:text-properties style:font-name="Calibri" fo:font-size="10pt" style:font-size-asian="10pt" style:font-size-complex="11pt"/>
    </style:style>
    <style:style style:name="T83" style:parent-style-name="DefaultParagraphFont" style:family="text">
      <style:text-properties style:font-name="Calibri" style:font-weight-complex="bold" fo:font-size="10pt" style:font-size-asian="10pt" style:font-size-complex="11pt"/>
    </style:style>
    <style:style style:name="T84" style:parent-style-name="DefaultParagraphFont" style:family="text">
      <style:text-properties style:font-name="Calibri" fo:font-size="10pt" style:font-size-asian="10pt" style:font-size-complex="11pt"/>
    </style:style>
    <style:style style:name="P85" style:parent-style-name="Standard" style:family="paragraph">
      <style:text-properties style:font-name="Calibri" fo:font-weight="bold" style:font-weight-asian="bold" style:font-weight-complex="bold" fo:font-size="10pt" style:font-size-asian="10pt" style:font-size-complex="11pt"/>
    </style:style>
    <style:style style:name="P86" style:parent-style-name="Standard" style:family="paragraph">
      <style:paragraph-properties fo:border-top="none" fo:border-left="none" fo:border-bottom="0.0069in solid #00000A" fo:border-right="none" fo:padding-top="0in" fo:padding-left="0in" fo:padding-bottom="0.0138in" fo:padding-right="0in" style:shadow="none"/>
      <style:text-properties style:font-name="Calibri" fo:font-weight="bold" style:font-weight-asian="bold"/>
    </style:style>
    <style:style style:name="T87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88" style:parent-style-name="DefaultParagraphFont" style:family="text">
      <style:text-properties style:font-name="Calibri" fo:font-weight="bold" style:font-weight-asian="bold"/>
    </style:style>
    <style:style style:name="T89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90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91" style:parent-style-name="DefaultParagraphFont" style:family="text">
      <style:text-properties style:font-name="Calibri" fo:font-size="10pt" style:font-size-asian="10pt" style:font-size-complex="10pt"/>
    </style:style>
    <style:style style:name="P92" style:parent-style-name="Standard" style:family="paragraph">
      <style:text-properties style:font-name="Calibri" fo:font-size="10pt" style:font-size-asian="10pt" style:font-size-complex="11pt"/>
    </style:style>
    <style:style style:name="P93" style:parent-style-name="Standard" style:family="paragraph">
      <style:paragraph-properties fo:border-top="none" fo:border-left="none" fo:border-bottom="0.0069in solid #00000A" fo:border-right="none" fo:padding-top="0in" fo:padding-left="0in" fo:padding-bottom="0.0138in" fo:padding-right="0in" style:shadow="none"/>
    </style:style>
    <style:style style:name="T94" style:parent-style-name="DefaultParagraphFont" style:family="text">
      <style:text-properties style:font-name="Calibri" fo:font-weight="bold" style:font-weight-asian="bold"/>
    </style:style>
    <style:style style:name="T95" style:parent-style-name="DefaultParagraphFont" style:family="text">
      <style:text-properties style:font-name="Calibri" fo:font-weight="bold" style:font-weight-asian="bold" fo:font-size="10pt" style:font-size-asian="10pt" style:font-size-complex="10pt"/>
    </style:style>
    <style:style style:name="T96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97" style:parent-style-name="DefaultParagraphFont" style:family="text">
      <style:text-properties style:font-name="Calibri" fo:font-size="10pt" style:font-size-asian="10pt" style:font-size-complex="11pt"/>
    </style:style>
    <style:style style:name="P98" style:parent-style-name="Standard" style:family="paragraph">
      <style:text-properties style:font-name="Calibri" fo:font-style="italic" style:font-style-asian="italic" fo:font-size="10pt" style:font-size-asian="10pt" style:font-size-complex="11pt"/>
    </style:style>
    <style:style style:name="T99" style:parent-style-name="DefaultParagraphFont" style:family="text">
      <style:text-properties style:font-name="Calibri" fo:font-weight="bold" style:font-weight-asian="bold" fo:font-size="10pt" style:font-size-asian="10pt" style:font-size-complex="10pt"/>
    </style:style>
    <style:style style:name="T100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101" style:parent-style-name="DefaultParagraphFont" style:family="text">
      <style:text-properties style:font-name="Calibri" fo:font-size="10pt" style:font-size-asian="10pt" style:font-size-complex="11pt"/>
    </style:style>
    <style:style style:name="P102" style:parent-style-name="Standard" style:family="paragraph">
      <style:text-properties style:font-name="Calibri" fo:font-weight="bold" style:font-weight-asian="bold" fo:font-size="10pt" style:font-size-asian="10pt" style:font-size-complex="11pt"/>
    </style:style>
    <style:style style:name="T103" style:parent-style-name="DefaultParagraphFont" style:family="text">
      <style:text-properties style:font-name="Calibri" fo:font-weight="bold" style:font-weight-asian="bold" fo:font-size="10pt" style:font-size-asian="10pt" style:font-size-complex="11pt"/>
    </style:style>
    <style:style style:name="T104" style:parent-style-name="DefaultParagraphFont" style:family="text">
      <style:text-properties style:font-name="Calibri" fo:font-size="10pt" style:font-size-asian="10pt" style:font-size-complex="11pt"/>
    </style:style>
    <style:style style:name="P105" style:parent-style-name="Standard" style:family="paragraph">
      <style:text-properties style:font-name="Calibri" fo:font-size="10pt" style:font-size-asian="10pt" style:font-size-complex="11pt"/>
    </style:style>
    <style:style style:name="T106" style:parent-style-name="DefaultParagraphFont" style:family="text">
      <style:text-properties style:font-name="Calibri" fo:font-weight="bold" style:font-weight-asian="bold" style:font-weight-complex="bold" fo:font-size="10pt" style:font-size-asian="10pt" style:font-size-complex="11pt"/>
    </style:style>
    <style:style style:name="T107" style:parent-style-name="DefaultParagraphFont" style:family="text">
      <style:text-properties style:font-name="Calibri" fo:font-size="10pt" style:font-size-asian="10pt" style:font-size-complex="11pt"/>
    </style:style>
  </office:automatic-styles>
  <office:body>
    <office:text text:use-soft-page-breaks="true">
      <text:p text:style-name="P1">Robert Toombs</text:p>
      <text:p text:style-name="P2">603-505-7523 | rtoombs@protonmail.com</text:p>
      <text:p text:style-name="P3"/>
      <text:p text:style-name="P4">KNOWLEDGE</text:p>
      <text:p text:style-name="P5"><text:span text:style-name="T6">Tools &amp; Tech</text:span><text:span text:style-name="T7"><text:s text:c="2"/></text:span><text:span text:style-name="T8"><text:s/></text:span><text:span text:style-name="T9">Java</text:span><text:span text:style-name="T10">/Kotlin</text:span><text:span text:style-name="T11">,</text:span><text:span text:style-name="T12"><text:s text:c="3"/></text:span><text:span text:style-name="T13">Elm,</text:span><text:span text:style-name="T14"><text:s text:c="3"/></text:span><text:span text:style-name="T15">Hibernate/JPA,</text:span><text:span text:style-name="T16"><text:s text:c="3"/></text:span><text:span text:style-name="T17">XSLT/XPath</text:span><text:span text:style-name="T18">, <text:s text:c="2"/></text:span><text:span text:style-name="T19">DeltaXML,</text:span><text:span text:style-name="T20"><text:s text:c="3"/></text:span><text:span text:style-name="T21">Postgre</text:span><text:span text:style-name="T22">SQL</text:span><text:span text:style-name="T23">,</text:span><text:span text:style-name="T24"><text:s text:c="3"/></text:span><text:span text:style-name="T25">Webpack, <text:s text:c="2"/></text:span><text:span text:style-name="T26">Gradle,</text:span><text:span text:style-name="T27"><text:s text:c="3"/></text:span><text:span text:style-name="T28">Spring,</text:span><text:s text:c="3"/><text:span text:style-name="T29">Git/Bitbucket,</text:span></text:p>
      <text:p text:style-name="P30"><text:span text:style-name="T31"><text:s text:c="26"/></text:span><text:span text:style-name="T32">Concourse,</text:span><text:span text:style-name="T33"><text:s text:c="3"/></text:span><text:span text:style-name="T34">Docker</text:span><text:span text:style-name="T35">, <text:s text:c="2"/>Veracode/SourceClear, <text:s text:c="2"/></text:span><text:span text:style-name="T36">Okta, <text:s text:c="2"/></text:span><text:span text:style-name="T37">OAuth 2.0</text:span></text:p>
      <text:p text:style-name="P38"/>
      <text:p text:style-name="P39"><text:span text:style-name="T40">EXPERIENCE</text:span><text:span text:style-name="T41"><text:tab/></text:span><text:span text:style-name="T42"><text:tab/></text:span><text:span text:style-name="T43"><text:tab/></text:span></text:p>
      <text:p text:style-name="Standard"><text:span text:style-name="T44">2018-08- <text:s text:c="7"/></text:span><text:span text:style-name="T45">Software Engineering Team Lead</text:span></text:p>
      <text:p text:style-name="Standard"><text:span text:style-name="T46">present <text:s text:c="9"/></text:span><text:span text:style-name="T47">Shields Health Solutions / Stoughton, MA</text:span></text:p>
      <text:list text:style-name="LFO20" text:continue-numbering="true">
        <text:list-item>
          <text:p text:style-name="P48">Spearheaded an architectural change from an activity driven application to a patient-centric application, implementing the initial POC, database change requirements, while handling communication with impacted engineering and business stakeholders regarding data migrations, auditing, and reporting</text:p>
        </text:list-item>
        <text:list-item>
          <text:p text:style-name="P49">Created the TelemetryRx questionnaire engine which translates JSON templates into complex questionnaires with a limitless<text:s/>number<text:s/>of questions, question types, inner question associations and interactions</text:p>
        </text:list-item>
        <text:list-item>
          <text:p text:style-name="P50">Created a tool to automate Eligibility Verification (E1) and Claim Billing (B1) test claims through RelayHealth to dramatically improve end user productivity</text:p>
        </text:list-item>
        <text:list-item>
          <text:p text:style-name="P51">Responsible for our UI overhaul from Elm 0.18 to Elm 0.19.1, resolving multiple breaking changes, managing deprecated libraries, and implementing a<text:s/>brand-new<text:s/>testing framework while limiting developer transition time</text:p>
        </text:list-item>
        <text:list-item>
          <text:p text:style-name="P52">Led many security design changes from input sanitization, user scope/permission handling, to Spring Security upgrades and Veracode/SourceClear compliance</text:p>
        </text:list-item>
        <text:list-item>
          <text:p text:style-name="P53">Conducted code reviews, lunch &amp; learns, katas, and paired programming sessions to quickly onboard new engineers<text:s/>while<text:s/>developing<text:s/>skills in junior and senior members<text:s/>alike</text:p>
        </text:list-item>
        <text:list-item>
          <text:p text:style-name="P54">Provide a point of contact layer<text:s/>between the engineering team and management<text:s/>to facilitate story requirement feasibility, clarifications, impact, and breakdown<text:s/></text:p>
        </text:list-item>
      </text:list>
      <text:p text:style-name="P55"/>
      <text:p text:style-name="Standard"><text:span text:style-name="T56">2013-06 - <text:s text:c="6"/></text:span><text:span text:style-name="T57">Senior Software Engineer</text:span></text:p>
      <text:p text:style-name="Standard"><text:span text:style-name="T58">2018-07 <text:s text:c="8"/></text:span><text:span text:style-name="T59">OpenText (acquired from Dell EMC) / Norwood, MA</text:span></text:p>
      <text:list text:style-name="LFO21" text:continue-numbering="true">
        <text:list-item>
          <text:p text:style-name="P60">Researched, designed, developed, and documented configuration management tools for easily exporting, importing, viewing, comparing, and merging of Documentum D2 configurations</text:p>
        </text:list-item>
        <text:list-item>
          <text:p text:style-name="P61">Leveraged DeltaXML in conjunction with XSLT, HTML, CSS, and jQuery to create a simple, intelligent,<text:s/>browser-based<text:s/>configuration merge tool to greatly reduce customer software version upgrading times</text:p>
        </text:list-item>
      </text:list>
      <text:p text:style-name="P62"><text:tab/><text:tab/><text:tab/><text:tab/><text:tab/></text:p>
      <text:p text:style-name="Standard"><text:span text:style-name="T63">2012-07 - <text:s text:c="6"/></text:span><text:span text:style-name="T64">Software Engineer</text:span><text:span text:style-name="T65"><text:s/>Co-op</text:span></text:p>
      <text:p text:style-name="Standard"><text:span text:style-name="T66">2013-04 <text:s text:c="8"/></text:span><text:span text:style-name="T67">The Achievement Network / Boston, MA</text:span></text:p>
      <text:p text:style-name="P68"/>
      <text:p text:style-name="Standard"><text:span text:style-name="T69">2011-07 - <text:s text:c="6"/></text:span><text:span text:style-name="T70">Software Engineer</text:span><text:span text:style-name="T71"><text:s/>Co-op</text:span></text:p>
      <text:p text:style-name="Standard"><text:span text:style-name="T72">2011-12</text:span><text:span text:style-name="T73"><text:tab/><text:s text:c="8"/>Goodrich ISR Systems (now UTC Aerospace Systems) / Westford, MA</text:span></text:p>
      <text:list text:style-name="LFO22" text:continue-numbering="true">
        <text:list-item>
          <text:p text:style-name="P74">Developed a MS Paint-like feature for marking up imagery with coordinate based annotations</text:p>
        </text:list-item>
        <text:list-item>
          <text:p text:style-name="P75">Developed a feature to read/write shape files to overlay third-party annotations on Goodrich imagery</text:p>
        </text:list-item>
      </text:list>
      <text:p text:style-name="P76"/>
      <text:p text:style-name="Standard"><text:span text:style-name="T77">2010-07 - <text:s text:c="6"/></text:span><text:span text:style-name="T78">Software Engineer</text:span><text:span text:style-name="T79"><text:s/>Co-op</text:span></text:p>
      <text:p text:style-name="Standard"><text:span text:style-name="T80">2010-12</text:span><text:span text:style-name="T81"><text:tab/><text:s text:c="8"/></text:span><text:span text:style-name="T82">Harris</text:span><text:span text:style-name="T83"><text:s/>Corporation /<text:s/></text:span><text:span text:style-name="T84">Chelmsford, MA</text:span></text:p>
      <text:p text:style-name="P85"><text:tab/><text:tab/><text:tab/></text:p>
      <text:p text:style-name="P86">EDUCATION</text:p>
      <text:p text:style-name="Standard"><text:span text:style-name="T87">2008-09 - <text:s text:c="6"/></text:span><text:span text:style-name="T88">Bachelor of Science in Computer Science</text:span></text:p>
      <text:p text:style-name="Standard"><text:span text:style-name="T89">2013-05</text:span><text:span text:style-name="T90"><text:tab/><text:s text:c="8"/></text:span><text:span text:style-name="T91">Northeastern University / Boston, MA</text:span></text:p>
      <text:p text:style-name="P92"/>
      <text:p text:style-name="P93"><text:span text:style-name="T94">PROJECTS -<text:s/></text:span><text:span text:style-name="T95">github.com/RobToombs</text:span></text:p>
      <text:p text:style-name="Standard"><text:span text:style-name="T96">Ray Tracer –<text:s/></text:span><text:span text:style-name="T97">developed a ray tracing renderer in C# which implemented reflection and refraction optical effects with both global illumination and spot lighting over a variety of objects created from spheres and triangles</text:span></text:p>
      <text:p text:style-name="P98"/>
      <text:p text:style-name="Standard"><text:span text:style-name="T99">Image Pattern Matcher</text:span><text:span text:style-name="T100"><text:s/>–<text:s/></text:span><text:span text:style-name="T101">developed a program, where given a set of pattern imagery and a set of source imagery, is capable of finding occurrences of the pattern images in the source imagery for JPEG, GIF, and PNG image formats</text:span></text:p>
      <text:p text:style-name="P102"/>
      <text:soft-page-break/>
      <text:p text:style-name="Standard"><text:span text:style-name="T103">Stock Project –<text:s/></text:span><text:span text:style-name="T104">full stack web application as a showcase of technology using many of today's current technology like Kotlin, SpringBoot, Elm, Postgres, Docker, and more!</text:span></text:p>
      <text:p text:style-name="P105"/>
      <text:p text:style-name="Standard"><text:span text:style-name="T106">Tech Stack POC –<text:s/></text:span><text:span text:style-name="T107">full stack application consisting of three front-end applications written in Elm/Vue/Flutter running on separate containers, a single back-end container hosting a Kotlin/Quarkus application, a Postgres container, and a Nginx proxy container handling seamless routing between each front-end ap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2" style:display-name="Normal+2" style:family="paragraph" style:parent-style-name="Standard">
      <style:text-properties fo:color="#00000A" fo:hyphenate="false"/>
    </style:style>
    <style:style style:name="Heading41" style:display-name="Heading 4+1" style:family="paragraph" style:parent-style-name="Standard">
      <style:text-properties fo:color="#00000A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style-span" style:display-name="apple-style-span" style:family="text" style:parent-style-name="DefaultParagraphFont"/>
    <style:style style:name="apple-converted-space" style:display-name="apple-converted-space" style:family="text" style:parent-style-name="DefaultParagraphFont"/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Symbo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Wingdings" style:font-name-complex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1LVL1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2LVL1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 style:font-name-complex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3" style:display-name="WWNum3">
      <text:list-level-style-bullet text:level="1" text:style-name="WW_CharLFO3LVL1" text:bullet-char="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.8125in" text:min-label-width="0.25in" text:list-level-position-and-space-mode="label-alignment">
          <style:list-level-label-alignment text:label-followed-by="listtab" fo:margin-left="2.06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3125in" text:min-label-width="0.25in" text:list-level-position-and-space-mode="label-alignment">
          <style:list-level-label-alignment text:label-followed-by="listtab" fo:margin-left="2.56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8125in" text:min-label-width="0.25in" text:list-level-position-and-space-mode="label-alignment">
          <style:list-level-label-alignment text:label-followed-by="listtab" fo:margin-left="3.06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3125in" text:min-label-width="0.25in" text:list-level-position-and-space-mode="label-alignment">
          <style:list-level-label-alignment text:label-followed-by="listtab" fo:margin-left="3.56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8125in" text:min-label-width="0.25in" text:list-level-position-and-space-mode="label-alignment">
          <style:list-level-label-alignment text:label-followed-by="listtab" fo:margin-left="4.06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3125in" text:min-label-width="0.25in" text:list-level-position-and-space-mode="label-alignment">
          <style:list-level-label-alignment text:label-followed-by="listtab" fo:margin-left="4.56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8125in" text:min-label-width="0.25in" text:list-level-position-and-space-mode="label-alignment">
          <style:list-level-label-alignment text:label-followed-by="listtab" fo:margin-left="5.06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3125in" text:min-label-width="0.25in" text:list-level-position-and-space-mode="label-alignment">
          <style:list-level-label-alignment text:label-followed-by="listtab" fo:margin-left="5.56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8" style:display-name="WWNum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text:list-style style:name="WWNum10" style:display-name="WWNum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text:list-style style:name="WWNum11" style:display-name="WWNum11">
      <text:list-level-style-bullet text:level="1" text:style-name="WW_CharLFO1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Num12" style:display-name="WWNum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4" style:display-name="WWNum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WWNum15" style:display-name="WWNum15">
      <text:list-level-style-bullet text:level="1" text:style-name="WW_CharLFO15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16" style:display-name="WWNum16">
      <text:list-level-style-bullet text:level="1" text:style-name="WW_CharLFO1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8" style:display-name="WWNum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9" style:display-name="WWNum19">
      <text:list-level-style-bullet text:level="1" text:style-name="WW_CharLFO1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0">
      <text:list-level-style-bullet text:level="1" text:style-name="WW_CharLFO20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Rob Toombs</meta:initial-creator>
    <dc:creator>Robert Toombs</dc:creator>
    <meta:creation-date>2017-02-09T03:28:00Z</meta:creation-date>
    <dc:date>2023-01-31T01:55:00Z</dc:date>
    <meta:print-date>2011-02-04T17:21:00Z</meta:print-date>
    <meta:template xlink:href="Normal" xlink:type="simple"/>
    <meta:editing-cycles>24</meta:editing-cycles>
    <meta:editing-duration>PT29820S</meta:editing-duration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7" meta:word-count="574" meta:character-count="3843" meta:row-count="27" meta:non-whitespace-character-count="3276"/>
  </office:meta>
</office:document-meta>
</file>